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16C7419725B0A14E284.png" manifest:media-type="image/png"/>
  <manifest:file-entry manifest:full-path="Pictures/10000001000003F00000016E24A13AD76EA607BB.png" manifest:media-type="image/png"/>
  <manifest:file-entry manifest:full-path="Pictures/10000001000003EC0000016ABCDA88940D12C30A.png" manifest:media-type="image/png"/>
  <manifest:file-entry manifest:full-path="Pictures/10000001000003EF0000016D07AADA15963C09DB.png" manifest:media-type="image/png"/>
  <manifest:file-entry manifest:full-path="Pictures/10000000000003F0000001706C07268E7006A5BB.png" manifest:media-type="image/png"/>
  <manifest:file-entry manifest:full-path="Pictures/10000001000003EB0000016C2D6C452A8FB46514.png" manifest:media-type="image/png"/>
  <manifest:file-entry manifest:full-path="Pictures/10000001000003EB0000016E4D1237D807062E4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magine2" text:anchor-type="char" svg:x="0.185cm" svg:y="12.504cm" svg:width="17.9cm" svg:height="6.533cm" draw:z-index="0"><draw:image xlink:href="Pictures/10000001000003EB0000016E4D1237D807062E41.png" xlink:type="simple" xlink:show="embed" xlink:actuate="onLoad" draw:mime-type="image/png"/></draw:frame><draw:frame draw:style-name="fr2" draw:name="Immagine3" text:anchor-type="char" svg:x="0.185cm" svg:y="5.777cm" svg:width="17.851cm" svg:height="6.47cm" draw:z-index="1"><draw:image xlink:href="Pictures/10000001000003EF0000016D07AADA15963C09DB.png" xlink:type="simple" xlink:show="embed" xlink:actuate="onLoad" draw:mime-type="image/png"/></draw:frame><draw:frame draw:style-name="fr2" draw:name="Immagine4" text:anchor-type="char" svg:x="0.166cm" svg:y="19.419cm" svg:width="17.875cm" svg:height="6.447cm" draw:z-index="2"><draw:image xlink:href="Pictures/10000001000003EC0000016ABCDA88940D12C30A.png" xlink:type="simple" xlink:show="embed" xlink:actuate="onLoad" draw:mime-type="image/png"/></draw:frame><draw:frame draw:style-name="fr2" draw:name="Immagine5" text:anchor-type="char" svg:x="19.399cm" svg:y="12.58cm" svg:width="17.87cm" svg:height="6.489cm" draw:z-index="3"><draw:image xlink:href="Pictures/10000001000003F00000016E24A13AD76EA607BB.png" xlink:type="simple" xlink:show="embed" xlink:actuate="onLoad" draw:mime-type="image/png"/></draw:frame><draw:frame draw:style-name="fr2" draw:name="Immagine6" text:anchor-type="char" svg:x="19.466cm" svg:y="5.907cm" svg:width="17.78cm" svg:height="6.451cm" draw:z-index="4"><draw:image xlink:href="Pictures/10000001000003EB0000016C2D6C452A8FB46514.png" xlink:type="simple" xlink:show="embed" xlink:actuate="onLoad" draw:mime-type="image/png"/></draw:frame><draw:frame draw:style-name="fr2" draw:name="Immagine7" text:anchor-type="char" svg:x="19.517cm" svg:y="19.3cm" svg:width="17.791cm" svg:height="6.451cm" draw:z-index="5"><draw:image xlink:href="Pictures/10000001000003EC0000016C7419725B0A14E284.png" xlink:type="simple" xlink:show="embed" xlink:actuate="onLoad" draw:mime-type="image/png"/></draw:frame><draw:frame draw:style-name="fr1" draw:name="Immagine8" text:anchor-type="char" svg:x="9.35cm" svg:y="-1.302cm" svg:width="18.921cm" svg:height="6.907cm" draw:z-index="6"><draw:image xlink:href="Pictures/10000000000003F0000001706C07268E7006A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3-01-08T14:49:04.851523887</dc:date>
    <meta:editing-duration>PT2H4M15S</meta:editing-duration>
    <meta:editing-cycles>8</meta:editing-cycles>
    <meta:generator>LibreOffice/7.4.3.2$Linux_X86_64 LibreOffice_project/40$Build-2</meta:generator>
    <meta:print-date>2022-04-29T11:13:43.318776292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